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Tabla2" style:family="table">
      <style:table-properties style:width="6.895cm" fo:margin-left="5.011cm" table:align="left"/>
    </style:style>
    <style:style style:name="Tabla2.A" style:family="table-column">
      <style:table-column-properties style:column-width="3.496cm"/>
    </style:style>
    <style:style style:name="Tabla2.B" style:family="table-column">
      <style:table-column-properties style:column-width="3.399cm"/>
    </style:style>
    <style:style style:name="Tabla2.A1" style:family="table-cell">
      <style:table-cell-properties fo:padding="0.097cm" fo:border="none"/>
    </style:style>
    <style:style style:name="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2fc930" officeooo:paragraph-rsid="002fc930"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0a91" officeooo:paragraph-rsid="00330a91"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6d20" officeooo:paragraph-rsid="00336d2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6fc6ca" officeooo:paragraph-rsid="006fc6ca"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290d7" officeooo:paragraph-rsid="003290d7"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a627" officeooo:paragraph-rsid="0036a627"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2a1a1"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48afc"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ff0b" officeooo:paragraph-rsid="0036ff0b"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88c97" officeooo:paragraph-rsid="00388c97"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1pt" officeooo:paragraph-rsid="00388c97" style:font-size-asian="11pt" style:font-size-complex="11pt"/>
    </style:style>
    <style:style style:name="P15" style:family="paragraph" style:parent-style-name="Table_20_Contents">
      <loext:graphic-properties draw:fill="none" draw:fill-color="#729fcf"/>
      <style:paragraph-properties fo:margin-left="0cm" fo:margin-right="0cm" fo:text-align="start" style:justify-single-word="false" fo:text-indent="0cm" style:auto-text-indent="false" fo:background-color="transparent" text:number-lines="false" text:line-number="0"/>
      <style:text-properties fo:font-size="10pt" officeooo:rsid="0054140c" officeooo:paragraph-rsid="0054140c" style:font-size-asian="10pt" style:font-size-complex="10pt"/>
    </style:style>
    <style:style style:name="P16" style:family="paragraph" style:parent-style-name="Table_20_Contents">
      <loext:graphic-properties draw:fill="none" draw:fill-color="#729fcf"/>
      <style:paragraph-properties fo:margin-left="0cm" fo:margin-right="0cm" fo:text-align="end" style:justify-single-word="false" fo:text-indent="0cm" style:auto-text-indent="false" fo:background-color="transparent" text:number-lines="false" text:line-number="0"/>
      <style:text-properties fo:font-size="10pt" officeooo:rsid="0054140c" officeooo:paragraph-rsid="0054140c" style:font-size-asian="10pt" style:font-size-complex="10pt"/>
    </style:style>
    <style:style style:name="P17"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18"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1pt" style:font-size-asian="11pt" style:font-size-complex="11pt"/>
    </style:style>
    <style:style style:name="P19" style:family="paragraph" style:parent-style-name="Standard">
      <style:paragraph-properties fo:text-align="end" style:justify-single-word="false"/>
      <style:text-properties officeooo:rsid="002e5e17" officeooo:paragraph-rsid="002e5e17"/>
    </style:style>
    <style:style style:name="P20"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21" style:family="paragraph" style:parent-style-name="Standard">
      <style:paragraph-properties fo:text-align="center" style:justify-single-word="false"/>
      <style:text-properties style:font-name="Calibri"/>
    </style:style>
    <style:style style:name="P22" style:family="paragraph" style:parent-style-name="Standard">
      <style:paragraph-properties fo:text-align="center" style:justify-single-word="false"/>
      <style:text-properties style:font-name="Calibri" officeooo:rsid="002e5e17" officeooo:paragraph-rsid="002e5e17"/>
    </style:style>
    <style:style style:name="P23" style:family="paragraph" style:parent-style-name="Standard">
      <style:paragraph-properties fo:text-align="end" style:justify-single-word="false"/>
      <style:text-properties style:font-name="Calibri" officeooo:rsid="002e5e17" officeooo:paragraph-rsid="002e5e17"/>
    </style:style>
    <style:style style:name="P24" style:family="paragraph" style:parent-style-name="Standard">
      <style:paragraph-properties fo:text-align="center" style:justify-single-word="false"/>
      <style:text-properties style:font-name="Garamond" officeooo:rsid="002e5e17" officeooo:paragraph-rsid="002e5e17"/>
    </style:style>
    <style:style style:name="P25"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Enunciado">
      <style:paragraph-properties fo:text-align="justify" style:justify-single-word="false"/>
    </style:style>
    <style:style style:name="P29" style:family="paragraph" style:parent-style-name="Text_20_body">
      <style:text-properties officeooo:rsid="003a24d3" officeooo:paragraph-rsid="003a24d3"/>
    </style:style>
    <style:style style:name="P30" style:family="paragraph" style:parent-style-name="Text_20_body">
      <style:text-properties officeooo:paragraph-rsid="00522a04"/>
    </style:style>
    <style:style style:name="P31" style:family="paragraph" style:parent-style-name="Text_20_body">
      <style:text-properties officeooo:paragraph-rsid="005b2986"/>
    </style:style>
    <style:style style:name="P32" style:family="paragraph" style:parent-style-name="Text_20_body">
      <style:text-properties officeooo:paragraph-rsid="00672e3f"/>
    </style:style>
    <style:style style:name="P33" style:family="paragraph" style:parent-style-name="Text_20_body">
      <style:text-properties officeooo:paragraph-rsid="006b0e4d"/>
    </style:style>
    <style:style style:name="P34" style:family="paragraph" style:parent-style-name="Text_20_body">
      <style:text-properties officeooo:paragraph-rsid="006cd028"/>
    </style:style>
    <style:style style:name="P35" style:family="paragraph" style:parent-style-name="Text_20_body">
      <style:text-properties officeooo:paragraph-rsid="00759ee7"/>
    </style:style>
    <style:style style:name="P36" style:family="paragraph" style:parent-style-name="Text_20_body">
      <style:text-properties officeooo:paragraph-rsid="0076de02"/>
    </style:style>
    <style:style style:name="P37" style:family="paragraph" style:parent-style-name="Text_20_body">
      <style:text-properties officeooo:paragraph-rsid="007c5536"/>
    </style:style>
    <style:style style:name="P38" style:family="paragraph" style:parent-style-name="Text_20_body">
      <style:text-properties officeooo:paragraph-rsid="007c62b7"/>
    </style:style>
    <style:style style:name="P39" style:family="paragraph" style:parent-style-name="Text_20_body">
      <style:text-properties officeooo:paragraph-rsid="007d7c9c"/>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42"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43"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44"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45" style:family="paragraph" style:parent-style-name="Heading_20_1">
      <style:paragraph-properties fo:break-before="page"/>
    </style:style>
    <style:style style:name="P46" style:family="paragraph" style:parent-style-name="Heading_20_2">
      <style:text-properties officeooo:rsid="003a24d3" officeooo:paragraph-rsid="003a24d3"/>
    </style:style>
    <style:style style:name="P47" style:family="paragraph" style:parent-style-name="Heading_20_2">
      <style:text-properties style:font-name="Calibri" fo:font-size="16.1000003814697pt" fo:font-weight="normal" officeooo:rsid="00427cb2" officeooo:paragraph-rsid="00427cb2" style:font-name-asian="Droid Sans Fallback" style:font-size-asian="16.1000003814697pt" style:font-weight-asian="normal" style:font-name-complex="FreeSans" style:font-size-complex="16.1000003814697pt" style:font-weight-complex="normal"/>
    </style:style>
    <style:style style:name="P48" style:family="paragraph" style:parent-style-name="Heading_20_2">
      <style:text-properties style:font-name="Calibri" fo:font-size="16.1000003814697pt" fo:font-weight="normal" officeooo:rsid="004f3201" officeooo:paragraph-rsid="004f3201" style:font-name-asian="Droid Sans Fallback" style:font-size-asian="16.1000003814697pt" style:font-weight-asian="normal" style:font-name-complex="FreeSans" style:font-size-complex="16.1000003814697pt" style:font-weight-complex="normal"/>
    </style:style>
    <style:style style:name="P49" style:family="paragraph" style:parent-style-name="Heading_20_2">
      <style:text-properties officeooo:rsid="005862e3" officeooo:paragraph-rsid="005862e3"/>
    </style:style>
    <style:style style:name="P50" style:family="paragraph" style:parent-style-name="Heading_20_2">
      <style:text-properties officeooo:paragraph-rsid="00759ee7"/>
    </style:style>
    <style:style style:name="P51" style:family="paragraph" style:parent-style-name="Heading_20_2">
      <style:text-properties officeooo:paragraph-rsid="0082ca3f"/>
    </style:style>
    <style:style style:name="P52" style:family="paragraph" style:parent-style-name="Text_20_body" style:list-style-name="L1"/>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style:font-name="Calibri" fo:font-size="16.1000003814697pt" fo:font-weight="normal" officeooo:rsid="00829e86" style:font-name-asian="Droid Sans Fallback" style:font-size-asian="16.1000003814697pt" style:font-weight-asian="normal" style:font-name-complex="FreeSans" style:font-size-complex="16.1000003814697pt" style:font-weight-complex="normal"/>
    </style:style>
    <style:style style:name="T19" style:family="text">
      <style:text-properties fo:color="#666666" style:font-name="Garamond" fo:font-style="italic" officeooo:rsid="0032924c" style:font-style-asian="italic" style:font-style-complex="italic"/>
    </style:style>
    <style:style style:name="T20" style:family="text">
      <style:text-properties fo:color="#666666" style:font-name="Garamond" fo:font-style="italic" officeooo:rsid="003b476e" style:font-style-asian="italic" style:font-style-complex="italic"/>
    </style:style>
    <style:style style:name="T21" style:family="text">
      <style:text-properties officeooo:rsid="0036a627"/>
    </style:style>
    <style:style style:name="T22"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3" style:family="text">
      <style:text-properties fo:font-variant="normal" fo:text-transform="none" fo:letter-spacing="normal" fo:font-style="normal" fo:font-weight="normal" loext:padding="0cm" loext:border="none"/>
    </style:style>
    <style:style style:name="T24" style:family="text">
      <style:text-properties fo:font-variant="normal" fo:text-transform="none" fo:letter-spacing="normal" fo:font-style="normal" fo:font-weight="normal" officeooo:rsid="003a24d3" loext:padding="0cm" loext:border="none"/>
    </style:style>
    <style:style style:name="T25" style:family="text">
      <style:text-properties fo:font-variant="normal" fo:text-transform="none" fo:letter-spacing="normal" fo:font-style="normal" fo:font-weight="normal" officeooo:rsid="00434e8d" loext:padding="0cm" loext:border="none"/>
    </style:style>
    <style:style style:name="T26"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7" style:family="text">
      <style:text-properties officeooo:rsid="003a24d3"/>
    </style:style>
    <style:style style:name="T28" style:family="text">
      <style:text-properties style:font-name="Garamond" officeooo:rsid="003dddfe"/>
    </style:style>
    <style:style style:name="T29" style:family="text">
      <style:text-properties style:font-name="Garamond" officeooo:rsid="00434e8d"/>
    </style:style>
    <style:style style:name="T30" style:family="text">
      <style:text-properties style:font-name="Garamond" officeooo:rsid="00509d51"/>
    </style:style>
    <style:style style:name="T31" style:family="text">
      <style:text-properties style:font-name="Garamond" officeooo:rsid="0054140c"/>
    </style:style>
    <style:style style:name="T32" style:family="text">
      <style:text-properties style:font-name="Garamond" officeooo:rsid="00556191"/>
    </style:style>
    <style:style style:name="T33" style:family="text">
      <style:text-properties style:font-name="Garamond" officeooo:rsid="005b41d1"/>
    </style:style>
    <style:style style:name="T34" style:family="text">
      <style:text-properties style:font-name="Garamond" officeooo:rsid="005f4ab3"/>
    </style:style>
    <style:style style:name="T35" style:family="text">
      <style:text-properties style:font-name="Garamond" officeooo:rsid="0060fdf1"/>
    </style:style>
    <style:style style:name="T36" style:family="text">
      <style:text-properties style:font-name="Garamond" officeooo:rsid="0071f075"/>
    </style:style>
    <style:style style:name="T37" style:family="text">
      <style:text-properties style:font-name="Garamond" officeooo:rsid="0074c591"/>
    </style:style>
    <style:style style:name="T38" style:family="text">
      <style:text-properties style:font-name="Garamond" officeooo:rsid="00759ee7"/>
    </style:style>
    <style:style style:name="T39" style:family="text">
      <style:text-properties style:font-name="Garamond" officeooo:rsid="007a57a7"/>
    </style:style>
    <style:style style:name="T40" style:family="text">
      <style:text-properties style:font-name="Garamond" officeooo:rsid="007b2210"/>
    </style:style>
    <style:style style:name="T41" style:family="text">
      <style:text-properties style:font-name="Garamond" officeooo:rsid="007c62b7"/>
    </style:style>
    <style:style style:name="T42" style:family="text">
      <style:text-properties style:font-name="Garamond" officeooo:rsid="007d7c9c"/>
    </style:style>
    <style:style style:name="T43" style:family="text">
      <style:text-properties style:font-name="Garamond" officeooo:rsid="0080cfa8"/>
    </style:style>
    <style:style style:name="T44" style:family="text">
      <style:text-properties officeooo:rsid="003dddfe"/>
    </style:style>
    <style:style style:name="T45" style:family="text">
      <style:text-properties officeooo:rsid="0041e20a"/>
    </style:style>
    <style:style style:name="T46" style:family="text">
      <style:text-properties officeooo:rsid="00434022"/>
    </style:style>
    <style:style style:name="T47" style:family="text">
      <style:text-properties officeooo:rsid="004d4753"/>
    </style:style>
    <style:style style:name="T48" style:family="text">
      <style:text-properties officeooo:rsid="004f3201"/>
    </style:style>
    <style:style style:name="T49" style:family="text">
      <style:text-properties officeooo:rsid="00522a04"/>
    </style:style>
    <style:style style:name="T50" style:family="text">
      <style:text-properties officeooo:rsid="005b2986"/>
    </style:style>
    <style:style style:name="T51" style:family="text">
      <style:text-properties officeooo:rsid="005b41d1"/>
    </style:style>
    <style:style style:name="T52" style:family="text">
      <style:text-properties officeooo:rsid="002f437e"/>
    </style:style>
    <style:style style:name="T53" style:family="text">
      <style:text-properties fo:font-size="16pt" style:font-size-asian="14pt" style:font-size-complex="16pt"/>
    </style:style>
    <style:style style:name="T54" style:family="text">
      <style:text-properties officeooo:rsid="0062debb"/>
    </style:style>
    <style:style style:name="T55" style:family="text">
      <style:text-properties officeooo:rsid="00645c15"/>
    </style:style>
    <style:style style:name="T56" style:family="text">
      <style:text-properties officeooo:rsid="0065ae0d"/>
    </style:style>
    <style:style style:name="T57" style:family="text">
      <style:text-properties officeooo:rsid="00672e3f"/>
    </style:style>
    <style:style style:name="T58" style:family="text">
      <style:text-properties officeooo:rsid="006b0e4d"/>
    </style:style>
    <style:style style:name="T59" style:family="text">
      <style:text-properties officeooo:rsid="006cd028"/>
    </style:style>
    <style:style style:name="T60" style:family="text">
      <style:text-properties officeooo:rsid="00798edd"/>
    </style:style>
    <style:style style:name="T61" style:family="text">
      <style:text-properties officeooo:rsid="007a57a7"/>
    </style:style>
    <style:style style:name="T62" style:family="text">
      <style:text-properties officeooo:rsid="007b2210"/>
    </style:style>
    <style:style style:name="T63" style:family="text">
      <style:text-properties officeooo:rsid="007c5536"/>
    </style:style>
    <style:style style:name="T64" style:family="text">
      <style:text-properties officeooo:rsid="007c62b7"/>
    </style:style>
    <style:style style:name="T65" style:family="text">
      <style:text-properties officeooo:rsid="007d7c9c"/>
    </style:style>
    <style:style style:name="T66" style:family="text">
      <style:text-properties officeooo:rsid="0080cf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scuela Politécnica Superior</text:p>
      <text:p text:style-name="P20">Universidad de Córdoba</text:p>
      <text:p text:style-name="P21"/>
      <text:p text:style-name="P21"/>
      <text:p text:style-name="P22"/>
      <text:p text:style-name="P22"/>
      <text:p text:style-name="P22"/>
      <text:p text:style-name="P22"/>
      <text:p text:style-name="P22"/>
      <text:p text:style-name="P22"/>
      <text:p text:style-name="P22"/>
      <text:p text:style-name="P22"/>
      <text:p text:style-name="P22"/>
      <text:p text:style-name="P22"/>
      <text:p text:style-name="P25">Software Libre y Compromiso Social</text:p>
      <text:p text:style-name="P17">Práctica 3</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
      <text:p text:style-name="P23">Eduardo Arroyo Ramírez</text:p>
      <text:p text:style-name="P19"><text:a xlink:type="simple" xlink:href="mailto:i12arrae@uco.es" text:style-name="Internet_20_link" text:visited-style-name="Visited_20_Internet_20_Link"><text:span text:style-name="T16">i12arrae@uco.es</text:span></text:a></text:p>
      <text:p text:style-name="P23">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6"><text:a xlink:type="simple" xlink:href="#__RefHeading___Toc342_3235975419" text:style-name="Index_20_Link" text:visited-style-name="Index_20_Link">Ejercicio 1<text:tab/>3</text:a></text:p>
          <text:p text:style-name="P27"><text:a xlink:type="simple" xlink:href="#__RefHeading___Toc378_3679261928" text:style-name="Index_20_Link" text:visited-style-name="Index_20_Link">Pregunta 1<text:tab/>3</text:a></text:p>
          <text:p text:style-name="P27"><text:a xlink:type="simple" xlink:href="#__RefHeading___Toc380_3679261928" text:style-name="Index_20_Link" text:visited-style-name="Index_20_Link">Pregunta 2<text:tab/>3</text:a></text:p>
          <text:p text:style-name="P26"><text:a xlink:type="simple" xlink:href="#__RefHeading___Toc344_3235975419" text:style-name="Index_20_Link" text:visited-style-name="Index_20_Link">Ejercicio 2<text:tab/>4</text:a></text:p>
          <text:p text:style-name="P27"><text:a xlink:type="simple" xlink:href="#__RefHeading___Toc414_3679261928" text:style-name="Index_20_Link" text:visited-style-name="Index_20_Link">Writer<text:tab/>4</text:a></text:p>
          <text:p text:style-name="P27"><text:a xlink:type="simple" xlink:href="#__RefHeading___Toc416_3679261928" text:style-name="Index_20_Link" text:visited-style-name="Index_20_Link">Calc<text:tab/>5</text:a></text:p>
          <text:p text:style-name="P27"><text:a xlink:type="simple" xlink:href="#__RefHeading___Toc418_3679261928" text:style-name="Index_20_Link" text:visited-style-name="Index_20_Link">Impress<text:tab/>5</text:a></text:p>
          <text:p text:style-name="P27"><text:a xlink:type="simple" xlink:href="#__RefHeading___Toc420_3679261928" text:style-name="Index_20_Link" text:visited-style-name="Index_20_Link">Draw<text:tab/>6</text:a></text:p>
          <text:p text:style-name="P27"><text:a xlink:type="simple" xlink:href="#__RefHeading___Toc422_3679261928" text:style-name="Index_20_Link" text:visited-style-name="Index_20_Link">Base<text:tab/>6</text:a></text:p>
          <text:p text:style-name="P27"><text:a xlink:type="simple" xlink:href="#__RefHeading___Toc424_3679261928" text:style-name="Index_20_Link" text:visited-style-name="Index_20_Link">Math<text:tab/>6</text:a></text:p>
          <text:p text:style-name="P27"><text:a xlink:type="simple" xlink:href="#__RefHeading___Toc426_3679261928" text:style-name="Index_20_Link" text:visited-style-name="Index_20_Link">The Document Foundation<text:tab/>6</text:a></text:p>
          <text:p text:style-name="P27"><text:a xlink:type="simple" xlink:href="#__RefHeading___Toc428_3679261928" text:style-name="Index_20_Link" text:visited-style-name="Index_20_Link">Open Document Format<text:tab/>7</text:a></text:p>
          <text:p text:style-name="P27"><text:a xlink:type="simple" xlink:href="#__RefHeading___Toc430_3679261928" text:style-name="Index_20_Link" text:visited-style-name="Index_20_Link">Formato PDF<text:tab/>7</text:a></text:p>
          <text:p text:style-name="P26"><text:a xlink:type="simple" xlink:href="#__RefHeading___Toc346_3235975419" text:style-name="Index_20_Link" text:visited-style-name="Index_20_Link">Ejercicio 3<text:tab/>7</text:a></text:p>
          <text:p text:style-name="P27"><text:a xlink:type="simple" xlink:href="#__RefHeading___Toc472_3679261928" text:style-name="Index_20_Link" text:visited-style-name="Index_20_Link">MX Linux<text:tab/>8</text:a></text:p>
          <text:p text:style-name="P27"><text:a xlink:type="simple" xlink:href="#__RefHeading___Toc901_1964367814" text:style-name="Index_20_Link" text:visited-style-name="Index_20_Link">Manjaro<text:tab/>8</text:a></text:p>
          <text:p text:style-name="P27"><text:a xlink:type="simple" xlink:href="#__RefHeading___Toc903_1964367814" text:style-name="Index_20_Link" text:visited-style-name="Index_20_Link">Mint<text:tab/>8</text:a></text:p>
          <text:p text:style-name="P27"><text:a xlink:type="simple" xlink:href="#__RefHeading___Toc905_1964367814" text:style-name="Index_20_Link" text:visited-style-name="Index_20_Link">Aplicaciones predeterminadas<text:tab/>8</text:a></text:p>
          <text:p text:style-name="P26"><text:a xlink:type="simple" xlink:href="#__RefHeading___Toc348_3235975419" text:style-name="Index_20_Link" text:visited-style-name="Index_20_Link">Ejercicio 4<text:tab/>8</text:a></text:p>
          <text:p text:style-name="P27"><text:a xlink:type="simple" xlink:href="#__RefHeading___Toc907_1964367814" text:style-name="Index_20_Link" text:visited-style-name="Index_20_Link">Pregunta 1<text:tab/>9</text:a></text:p>
          <text:p text:style-name="P27"><text:a xlink:type="simple" xlink:href="#__RefHeading___Toc909_1964367814" text:style-name="Index_20_Link" text:visited-style-name="Index_20_Link">Pregunta 2<text:tab/>9</text:a></text:p>
          <text:p text:style-name="P40"><text:a xlink:type="simple" xlink:href="#__RefHeading___Toc911_1964367814" text:style-name="Index_20_Link" text:visited-style-name="Index_20_Link">Gnome 3<text:tab/>9</text:a></text:p>
          <text:p text:style-name="P40"><text:a xlink:type="simple" xlink:href="#__RefHeading___Toc913_1964367814" text:style-name="Index_20_Link" text:visited-style-name="Index_20_Link">KDE Plasma<text:tab/>10</text:a></text:p>
          <text:p text:style-name="P40"><text:a xlink:type="simple" xlink:href="#__RefHeading___Toc915_1964367814" text:style-name="Index_20_Link" text:visited-style-name="Index_20_Link">XFCE<text:tab/>10</text:a></text:p>
          <text:p text:style-name="P40"><text:a xlink:type="simple" xlink:href="#__RefHeading___Toc917_1964367814" text:style-name="Index_20_Link" text:visited-style-name="Index_20_Link">Mate<text:tab/>10</text:a></text:p>
          <text:p text:style-name="P40"><text:a xlink:type="simple" xlink:href="#__RefHeading___Toc919_1964367814" text:style-name="Index_20_Link" text:visited-style-name="Index_20_Link">Cinnamon<text:tab/>10</text:a></text:p>
          <text:p text:style-name="P26"><text:a xlink:type="simple" xlink:href="#__RefHeading___Toc350_3235975419" text:style-name="Index_20_Link" text:visited-style-name="Index_20_Link">Ejercicio 5<text:tab/>10</text:a></text:p>
        </text:index-body>
      </text:table-of-content>
      <text:section text:style-name="Sect1" text:name="Sección1">
        <text:p text:style-name="Standard"/>
      </text:section>
      <text:h text:style-name="P45" text:outline-level="1"><text:bookmark-start text:name="__RefHeading___Toc342_3235975419"/>Ejercicio 1<text:bookmark-end text:name="__RefHeading___Toc342_3235975419"/></text:h>
      <text:p text:style-name="Enunciado">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Enunciado">¿<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2674571915" text:style-name="L1">
        <text:list-item>
          <text:p text:style-name="P52">Editor de hojas de cálculo</text:p>
        </text:list-item>
        <text:list-item>
          <text:p text:style-name="P52">Calculadora</text:p>
        </text:list-item>
        <text:list-item>
          <text:p text:style-name="P52">Visualización de PDF</text:p>
        </text:list-item>
        <text:list-item>
          <text:p text:style-name="P52">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3">Categoría</text:p>
          </table:table-cell>
          <table:table-cell table:style-name="Tabla1.A1" office:value-type="string">
            <text:p text:style-name="P3">GNU/Linux</text:p>
          </table:table-cell>
          <table:table-cell table:style-name="Tabla1.A1" office:value-type="string">
            <text:p text:style-name="P3">Windows</text:p>
          </table:table-cell>
        </table:table-row>
        <table:table-row table:style-name="Tabla1.1">
          <table:table-cell table:style-name="Tabla1.A2" office:value-type="string">
            <text:p text:style-name="P4">Edición y procesamiento de textos</text:p>
          </table:table-cell>
          <table:table-cell table:style-name="Tabla1.A2" office:value-type="string">
            <text:p text:style-name="P5">LibreOffice<text:line-break/>OpenOffice.org</text:p>
          </table:table-cell>
          <table:table-cell table:style-name="Tabla1.A2" office:value-type="string">
            <text:p text:style-name="P5">LibreOffice<text:line-break/>OpenOffice.org</text:p>
          </table:table-cell>
        </table:table-row>
        <table:table-row table:style-name="Tabla1.1">
          <table:table-cell table:style-name="Tabla1.A3" office:value-type="string">
            <text:p text:style-name="P4">Navegador Web</text:p>
          </table:table-cell>
          <table:table-cell table:style-name="Tabla1.A3" office:value-type="string">
            <text:p text:style-name="P6">Firefox<text:line-break/>Chromium<text:line-break/>Konqueror<text:line-break/>Lynx</text:p>
          </table:table-cell>
          <table:table-cell table:style-name="Tabla1.A3" office:value-type="string">
            <text:p text:style-name="P6">Firefox<text:line-break/>Chromium</text:p>
          </table:table-cell>
        </table:table-row>
        <table:table-row table:style-name="Tabla1.1">
          <table:table-cell table:style-name="Tabla1.A2" office:value-type="string">
            <text:p text:style-name="P4">Correo electrónico</text:p>
          </table:table-cell>
          <table:table-cell table:style-name="Tabla1.A2" office:value-type="string">
            <text:p text:style-name="P6">Thunderbird<text:line-break/><text:span text:style-name="T21">SeaMonkey<text:line-break/>Evolution</text:span></text:p>
          </table:table-cell>
          <table:table-cell table:style-name="Tabla1.A2" office:value-type="string">
            <text:p text:style-name="P6">Thunderbird<text:line-break/><text:span text:style-name="T21">SeaMonkey</text:span></text:p>
          </table:table-cell>
        </table:table-row>
        <table:table-row table:style-name="Tabla1.1">
          <table:table-cell table:style-name="Tabla1.A3" office:value-type="string">
            <text:p text:style-name="P4">Editor de imágenes</text:p>
          </table:table-cell>
          <table:table-cell table:style-name="Tabla1.A3" office:value-type="string">
            <text:p text:style-name="P6">GIMP<text:line-break/>Darktable<text:line-break/>Inkscape</text:p>
          </table:table-cell>
          <table:table-cell table:style-name="Tabla1.C5" office:value-type="float" office:value="0">
            <text:p text:style-name="P4">GIMP</text:p>
            <text:p text:style-name="P8">Darktable<text:line-break/>Inkscape</text:p>
          </table:table-cell>
        </table:table-row>
        <table:table-row table:style-name="Tabla1.1">
          <table:table-cell table:style-name="Tabla1.A2" office:value-type="string">
            <text:p text:style-name="P4">Mensajería</text:p>
          </table:table-cell>
          <table:table-cell table:style-name="Tabla1.A2" office:value-type="string">
            <text:p text:style-name="P7">Pidgin</text:p>
          </table:table-cell>
          <table:table-cell table:style-name="Tabla1.A2" office:value-type="string">
            <text:p text:style-name="P7">Pidgin</text:p>
          </table:table-cell>
        </table:table-row>
        <table:table-row table:style-name="Tabla1.1">
          <table:table-cell table:style-name="Tabla1.A3" office:value-type="string">
            <text:p text:style-name="P9">Editor de hojas de cálculo</text:p>
          </table:table-cell>
          <table:table-cell table:style-name="Tabla1.A3" office:value-type="string">
            <text:p text:style-name="P5">LibreOffice<text:line-break/>OpenOffice.org</text:p>
          </table:table-cell>
          <table:table-cell table:style-name="Tabla1.A3" office:value-type="string">
            <text:p text:style-name="P5">LibreOffice<text:line-break/>OpenOffice.org</text:p>
          </table:table-cell>
        </table:table-row>
        <table:table-row table:style-name="Tabla1.1">
          <table:table-cell table:style-name="Tabla1.A2" office:value-type="string">
            <text:p text:style-name="P9">Calculadora</text:p>
          </table:table-cell>
          <table:table-cell table:style-name="Tabla1.A2" office:value-type="string">
            <text:p text:style-name="P14"><text:span text:style-name="T26">SpeedCrunch<text:line-break/></text:span><text:span text:style-name="T22">GraphCalc<text:line-break/>Kcalc</text:span></text:p>
          </table:table-cell>
          <table:table-cell table:style-name="Tabla1.A2" office:value-type="string">
            <text:p text:style-name="P18"><text:span text:style-name="T26">SpeedCrunch<text:line-break/></text:span><text:span text:style-name="T22">GraphCalc</text:span></text:p>
          </table:table-cell>
        </table:table-row>
        <table:table-row table:style-name="Tabla1.1">
          <table:table-cell table:style-name="Tabla1.A9" office:value-type="string">
            <text:p text:style-name="P10">Visualización de PDFs</text:p>
          </table:table-cell>
          <table:table-cell table:style-name="Tabla1.B9" office:value-type="string">
            <text:p text:style-name="P11">Evince<text:line-break/>Okular<text:line-break/>Xpdf<text:line-break/>gv</text:p>
          </table:table-cell>
          <table:table-cell table:style-name="Tabla1.C9" office:value-type="string">
            <text:p text:style-name="P11">SumatraPDF<text:line-break/>MuPDF<text:line-break/>gv</text:p>
          </table:table-cell>
        </table:table-row>
        <table:table-row table:style-name="Tabla1.1">
          <table:table-cell table:style-name="Tabla1.A2" office:value-type="string">
            <text:p text:style-name="P12">Videoconferencia</text:p>
          </table:table-cell>
          <table:table-cell table:style-name="Tabla1.A2" office:value-type="string">
            <text:p text:style-name="P13">Jitsi</text:p>
          </table:table-cell>
          <table:table-cell table:style-name="Tabla1.A2" office:value-type="string">
            <text:p text:style-name="P13">Jitsi</text:p>
          </table:table-cell>
        </table:table-row>
      </table:table>
      <text:h text:style-name="Heading_20_1" text:outline-level="1"><text:bookmark-start text:name="__RefHeading___Toc344_3235975419"/><text:soft-page-break/><text:span text:style-name="T3">Ejercicio </text:span><text:span text:style-name="T4">2</text:span><text:bookmark-end text:name="__RefHeading___Toc344_3235975419"/></text:h>
      <text:p text:style-name="P28"><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Oracle, Apache, etc. hasta la actualidad. <text:span text:style-name="T6">Cita las fechas y eventos importantes de este proyecto. Describe brevemente:</text:span></text:p>
      <text:list xml:id="list2717147050" text:style-name="L2">
        <text:list-item>
          <text:p text:style-name="P42">Fecha de inicio del proyecto</text:p>
        </text:list-item>
        <text:list-item>
          <text:p text:style-name="P43">Enumera los componentes de LibreOffice y describe brevemente la utilidad de cada uno</text:p>
        </text:list-item>
        <text:list-item>
          <text:p text:style-name="P43">The Document Foundation</text:p>
        </text:list-item>
        <text:list-item>
          <text:p text:style-name="P43">ODF (OpenDocument format)</text:p>
        </text:list-item>
        <text:list-item>
          <text:p text:style-name="P43">Sun Microsystems. Breve <text:span text:style-name="T20">historia</text:span>ª, lugar de origen y nombre de alguno de sus productos.</text:p>
        </text:list-item>
        <text:list-item>
          <text:p text:style-name="P43">¿En qué <text:span text:style-name="T13">lenguajes de programación </text:span>está desarrollado LibreOffice?</text:p>
        </text:list-item>
        <text:list-item>
          <text:p text:style-name="P43">¿En qué SO puede ejecutarse LibreOffice?</text:p>
        </text:list-item>
        <text:list-item>
          <text:p text:style-name="P43">¿Cuál es la última versión de LibreOffice y en qué fecha salió?</text:p>
        </text:list-item>
        <text:list-item>
          <text:p text:style-name="P43">¿A cuántos idiomas está traducido LibreOffice?</text:p>
        </text:list-item>
        <text:list-item>
          <text:p text:style-name="P44">¿El formato PDF es un formato libre? Describe brevemente su <text:span text:style-name="T19">historia.</text:span></text:p>
        </text:list-item>
      </text:list>
      <text:p text:style-name="Text_20_body"><text:span text:style-name="T27">L</text:span>ibreOffice es un paquete de software de oficina <text:span text:style-name="T27">creado</text:span> en 2010 como bifurcación de OpenOffice.org, otro antiguo proyecto de código abierto, que a su vez tenía como base inicial la suite ofimática StarOffice, desarrollada por StarDivision, adquirida por Sun Microsystems en agosto de <text:s/>1999. <text:span text:style-name="T27">LibreOffice puede ser utilizado en diversas plataformas, incluyendo Linux, FreeBSD, Mac OS X y Microsoft Windows.</text:span> <text:span text:style-name="T24">E</text:span><text:span text:style-name="T23">n su desarrollo se utilizan los lenguajes C++, Java y Python. Utilizan Git como sistema de control de versiones. </text:span><text:span text:style-name="T25">La suite está disponible en 114 idiomas (disponibles para descarga). </text:span>LibreOffice Writer se publica bajo la Licencia Pública General Reducida de GNU v3 <text:span text:style-name="T44">y su última versión estable liberada es la 6.4.2.2, el día 29 de enero de 2020. La suite incluye los módulos Writer, Calc, Impress, Draw, Base, y Math.</text:span></text:p>
      <text:h text:style-name="P46" text:outline-level="2"><text:bookmark-start text:name="__RefHeading___Toc414_3679261928"/>Writer<text:bookmark-end text:name="__RefHeading___Toc414_3679261928"/></text:h>
      <text:p text:style-name="Text_20_body">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 Writer ofrece varias características, como la inclusión de un mecanismo de completado de palabras para escritura predictiva y la capacidad de exportar a formato PDF. Incluye:</text:p>
      <text:list xml:id="list396017835" text:style-name="L3">
        <text:list-item>
          <text:p text:style-name="P53">Plantillas y estilos</text:p>
        </text:list-item>
        <text:list-item>
          <text:p text:style-name="P53">Un corrector ortográfico (Hunspell)</text:p>
        </text:list-item>
        <text:list-item>
          <text:p text:style-name="P53">Contador de palabras y caracteres</text:p>
        </text:list-item>
        <text:list-item>
          <text:p text:style-name="P53">Métodos de diseño de página, incluyendo marcos, columnas, y tablas</text:p>
        </text:list-item>
        <text:list-item>
          <text:p text:style-name="P53">Capacidad para embeber o enlazar gráficos, hojas de cálculo, y otros objetos</text:p>
        </text:list-item>
        <text:list-item>
          <text:p text:style-name="P53">Herramientas de dibujo incorporadas</text:p>
        </text:list-item>
        <text:list-item>
          <text:p text:style-name="P53">Reemplazo de renderizado de texto de Java por renderizado de texto nativo lo cual mejora grandemente la legibilidad​</text:p>
        </text:list-item>
        <text:list-item>
          <text:p text:style-name="P53"><text:soft-page-break/>L<text:span text:style-name="T28">o</text:span>s cuadros de diálogo en Java preexistentes han sido reemplazadas por cajas de diálogo nativas más sencillas.<text:bookmark text:name="cite_ref-Proffitt07Feb11_14-0"/></text:p>
        </text:list-item>
        <text:list-item>
          <text:p text:style-name="P53">Soporte de color y estilos de línea para las columnas y líneas de separación de las notas a pie de página. Esto mejora la compatibilidad de LibreOffice con OD<text:span text:style-name="T44">F</text:span></text:p>
        </text:list-item>
        <text:list-item>
          <text:p text:style-name="P53">Documentos maestros—para agrupar una colección de documentos en un documento único</text:p>
        </text:list-item>
        <text:list-item>
          <text:p text:style-name="P53">La capacidad de importar y editar archivos PDF.</text:p>
        </text:list-item>
        <text:list-item>
          <text:p text:style-name="P53">Compatibilidad de archivos significativamente mejorada cuando se trata con Microsoft Word, comparado a OpenOffice</text:p>
        </text:list-item>
        <text:list-item>
          <text:p text:style-name="P53">Integración de base de datos, incluyendo una base de datos de bibliografía</text:p>
        </text:list-item>
        <text:list-item>
          <text:p text:style-name="P53">Exportación a PDF, incluyendo marcapáginas</text:p>
        </text:list-item>
        <text:list-item>
          <text:p text:style-name="P53">MailMerge</text:p>
        </text:list-item>
        <text:list-item>
          <text:p text:style-name="P53">Editor de ecuación (LibreOffice Math)</text:p>
        </text:list-item>
        <text:list-item>
          <text:p text:style-name="P53">Escriptable y controlable remotamente vía UNO API</text:p>
        </text:list-item>
        <text:list-item>
          <text:p text:style-name="P53">Indexación</text:p>
        </text:list-item>
        <text:list-item>
          <text:p text:style-name="P53">Autocorrección</text:p>
        </text:list-item>
        <text:list-item>
          <text:p text:style-name="P53">Autocompletado</text:p>
        </text:list-item>
        <text:list-item>
          <text:p text:style-name="P53">Selección de elementos no consecutivos en Modo Añadir</text:p>
        </text:list-item>
      </text:list>
      <text:h text:style-name="Heading_20_2" text:outline-level="2"><text:bookmark-start text:name="__RefHeading___Toc416_3679261928"/>Cal<text:span text:style-name="T44">c</text:span><text:bookmark-end text:name="__RefHeading___Toc416_3679261928"/></text:h>
      <text:p text:style-name="Text_20_body">Calc es la hoja de cálculo <text:span text:style-name="T45">de la suite </text:span>LibreOffice. Calc es capaz de abrir y guardar la mayoría de las hojas de cálculo en el formato de archivo de Microsoft Excel. También es capaz de guardar las hojas de cálculo como archivos PDF.</text:p>
      <text:p text:style-name="Text_20_body">Las capacidades de Calc incluyen:</text:p>
      <text:list xml:id="list268263515" text:style-name="L4">
        <text:list-item>
          <text:p text:style-name="P54">Leer/escribir documentos en formatos OpenDocument (ODF), Excel (XLS), CSV y otros formatos.</text:p>
        </text:list-item>
        <text:list-item>
          <text:p text:style-name="P54">Soporte para un gran número de funciones, incluyendo la de números imaginarios, así como funciones financieras y estadísticas.</text:p>
        </text:list-item>
        <text:list-item>
          <text:p text:style-name="P54">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Text_20_body">LibreOfice Impress es el programa de presentación del paquete de oficina LibreOffice, semejante a Microsoft Power Point y a Corel Presentations de Corel. Algunas de las características de Impress incluyen:</text:p>
      <text:list xml:id="list1861808546" text:style-name="L5">
        <text:list-item>
          <text:p text:style-name="P55">Permite crear diapositivas que pueden incluir diagramas, objetos de dibujo, texto, multimedia y muchos otros elementos.</text:p>
        </text:list-item>
        <text:list-item>
          <text:p text:style-name="P55">Permite hacer transiciones entre diapositivas, animaciones de los elementos de una diapositiva, y efectos multimedia.</text:p>
        </text:list-item>
        <text:list-item>
          <text:p text:style-name="P55">Muchas de las herramientas para crear gráficos vectoriales en LibreOffice Draw se encuentran también en Impress.</text:p>
        </text:list-item>
        <text:list-item>
          <text:p text:style-name="P55"><text:soft-page-break/>Uso de plantillas.</text:p>
        </text:list-item>
        <text:list-item>
          <text:p text:style-name="P55">Puede importar y modificar y exportar presentaciones de Microsoft Powerpoint.</text:p>
        </text:list-item>
        <text:list-item>
          <text:p text:style-name="P55">Exportar la presentación a PDF y SWF.</text:p>
        </text:list-item>
      </text:list>
      <text:h text:style-name="Heading_20_2" text:outline-level="2"><text:bookmark-start text:name="__RefHeading___Toc420_3679261928"/>Draw<text:bookmark-end text:name="__RefHeading___Toc420_3679261928"/></text:h>
      <text:p text:style-name="Text_20_body">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29">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Math<text:bookmark-end text:name="__RefHeading___Toc424_3679261928"/></text:h>
      <text:p text:style-name="P29">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47" text:outline-level="2"><text:bookmark-start text:name="__RefHeading___Toc426_3679261928"/>The Document Foundation<text:bookmark-end text:name="__RefHeading___Toc426_3679261928"/></text:h>
      <text:p text:style-name="Text_20_body">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Text_20_body"><text:span text:style-name="T46">Se esperaba que la denominación LibreOffice </text:span><text:span text:style-name="T29">fuera</text:span><text:span text:style-name="T46">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Text_20_body">A finales del octubre de 2010, 33 desarrolladores salieron de OpenOffice.org y se movieron a The Document Foundation para trabajar en LibreOffice. Los desarrolladores pensaban que Oracle no <text:soft-page-break/>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Text_20_body">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Text_20_body">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Text_20_body">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Text_20_body">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Text_20_body">Entre las extensiones típicas de los archivos ODF están las siguientes:</text:p>
      <text:list xml:id="list3980198625" text:style-name="L6">
        <text:list-item>
          <text:p text:style-name="P56">.odt – documento de texto</text:p>
        </text:list-item>
        <text:list-item>
          <text:p text:style-name="P56">.ods – libro de hojas de cálculo</text:p>
        </text:list-item>
        <text:list-item>
          <text:p text:style-name="P56">.odp – presentación de diapositivas</text:p>
        </text:list-item>
        <text:list-item>
          <text:p text:style-name="P56">.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8">Ejercicio </text:span><text:span text:style-name="T52">3</text:span><text:bookmark-end text:name="__RefHeading___Toc346_3235975419"/></text:h>
      <text:p text:style-name="Enunciado"><text:span text:style-name="T11">Haz una pequeña investigación y enumera 3 distribuciones de GNU/Linux más utilizadas. </text:span>Enumera las herramientas de software libre más utilizadas <text:span text:style-name="T5">por usuarios básicos en esas 3 distribuciones.</text:span></text:p>
      <text:p text:style-name="Text_20_body"><text:soft-page-break/><text:span text:style-name="T47">Según </text:span><text:a xlink:type="simple" xlink:href="https://distrowatch.com/dwres.php?resource=popularity" text:style-name="Internet_20_link" text:visited-style-name="Visited_20_Internet_20_Link"><text:span text:style-name="T48">la web distrowatch</text:span></text:a><text:span text:style-name="T47">, </text:span><text:span text:style-name="T48">las tres distribuciones más populares en </text:span><text:span text:style-name="T30">mayo</text:span><text:span text:style-name="T48"> de 2020 son MX Linux, Manjaro y Mint.</text:span></text:p>
      <text:h text:style-name="Heading_20_2" text:outline-level="2"><text:bookmark-start text:name="__RefHeading___Toc472_3679261928"/>MX <text:span text:style-name="T53">Linux</text:span><text:bookmark-end text:name="__RefHeading___Toc472_3679261928"/></text:h>
      <text:p text:style-name="Text_20_body">MX Linux, distribución de L<text:span text:style-name="T34">i</text:span>nux orientada a escritorios, basada en la rama estable de Debian, es un proyecto cooperativo entre las comunidades de antiX y el antiguo MEPIS. Usando Xfce como el escritorio por defecto, es un sistema operativo de medio peso diseñado para combinar un escritorio elegante y eficiente con una configuración simple, alta estabilidad, desempeño sólido y un espacio de tamaño medio.</text:p>
      <text:h text:style-name="Heading_20_2" text:outline-level="2"><text:bookmark-start text:name="__RefHeading___Toc901_1964367814"/>Manjaro<text:bookmark-end text:name="__RefHeading___Toc901_1964367814"/></text:h>
      <text:p text:style-name="Text_20_body">Manjaro Linux es una distribución basada en Arch Linux orientada al escritorio y amigable con el usuario. Algunas de sus características más destacadas incluyen un proceso de instalación intuitivo, autodetección de equipo físico, "scripts" especiales del bash para manejar controladores gráficos y opciones extras de configuración del escritorio. Manjaro Linux viene en tres ediciones presentando los escritorios de Xfce, GNOME 3 (con el intérprete de comandos Cinnamon) y KDE.</text:p>
      <text:h text:style-name="P48" text:outline-level="2"><text:bookmark-start text:name="__RefHeading___Toc903_1964367814"/>Mint<text:bookmark-end text:name="__RefHeading___Toc903_1964367814"/></text:h>
      <text:p text:style-name="Text_20_body">Linux Mint es una distribución basada en Ubuntu cuya meta es proveer una experiencia más completa lista para usarse mediante la inclusión de complementos del navegador, c<text:span text:style-name="T32">o</text:span>decs multimedia, soporte de reproducción de DVD, Java y otros componentes. También agrega un escritorio y menús a la medida, varias herramientas de configuración únicas y una interfa<text:span text:style-name="T32">z</text:span> de instalación de paquetes basada en red. Linux Mint es compatible con los repositorios de programas de Ubuntu.</text:p>
      <text:h text:style-name="P51" text:outline-level="2"><text:bookmark-start text:name="__RefHeading___Toc905_1964367814"/><text:span text:style-name="T18">Herramientas más utilizadas</text:span><text:bookmark-end text:name="__RefHeading___Toc905_1964367814"/></text:h>
      <text:p text:style-name="P30"><text:span text:style-name="T66">No se han encontrado estadísticas de uso de software de aplicación de uso general, pero presumiblemente, el software más solicitado debe ser el que se incluye por defecto con las distribuciones. </text:span><text:span text:style-name="T49">En la siguiente tabla se </text:span><text:span text:style-name="T31">relacionan las aplicaciones </text:span><text:span text:style-name="T32">incluidas</text:span><text:span text:style-name="T31"> </text:span><text:span text:style-name="T43">en las distribuciones más populares</text:span><text:span text:style-name="T31">:</text:span></text:p>
      <table:table table:name="Tabla2" table:style-name="Tabla2">
        <table:table-column table:style-name="Tabla2.A"/>
        <table:table-column table:style-name="Tabla2.B"/>
        <table:table-row>
          <table:table-cell table:style-name="Tabla2.A1" office:value-type="string">
            <text:p text:style-name="P16">Navegador:</text:p>
          </table:table-cell>
          <table:table-cell table:style-name="Tabla2.A1" office:value-type="string">
            <text:p text:style-name="P15">Firefox</text:p>
          </table:table-cell>
        </table:table-row>
        <table:table-row>
          <table:table-cell table:style-name="Tabla2.A1" office:value-type="string">
            <text:p text:style-name="P16">Video:</text:p>
          </table:table-cell>
          <table:table-cell table:style-name="Tabla2.A1" office:value-type="string">
            <text:p text:style-name="P15">VLC</text:p>
          </table:table-cell>
        </table:table-row>
        <table:table-row>
          <table:table-cell table:style-name="Tabla2.A1" office:value-type="string">
            <text:p text:style-name="P16">Música:</text:p>
          </table:table-cell>
          <table:table-cell table:style-name="Tabla2.A1" office:value-type="string">
            <text:p text:style-name="P15">Clementine</text:p>
          </table:table-cell>
        </table:table-row>
        <table:table-row>
          <table:table-cell table:style-name="Tabla2.A1" office:value-type="string">
            <text:p text:style-name="P16">Correo E.:</text:p>
          </table:table-cell>
          <table:table-cell table:style-name="Tabla2.A1" office:value-type="string">
            <text:p text:style-name="P15">Thunderbird</text:p>
          </table:table-cell>
        </table:table-row>
        <table:table-row>
          <table:table-cell table:style-name="Tabla2.A1" office:value-type="string">
            <text:p text:style-name="P16">Ofimática:</text:p>
          </table:table-cell>
          <table:table-cell table:style-name="Tabla2.A1" office:value-type="string">
            <text:p text:style-name="P15">LibreOffice</text:p>
          </table:table-cell>
        </table:table-row>
        <table:table-row>
          <table:table-cell table:style-name="Tabla2.A1" office:value-type="string">
            <text:p text:style-name="P16">Copia de Seguridad:</text:p>
          </table:table-cell>
          <table:table-cell table:style-name="Tabla2.A1" office:value-type="string">
            <text:p text:style-name="P15">Lucky Backup</text:p>
          </table:table-cell>
        </table:table-row>
      </table:table>
      <text:h text:style-name="Heading_20_1" text:outline-level="1"><text:bookmark-start text:name="__RefHeading___Toc348_3235975419"/><text:span text:style-name="T3">Ejercicio </text:span><text:span text:style-name="T4">4</text:span><text:bookmark-end text:name="__RefHeading___Toc348_3235975419"/></text:h>
      <text:p text:style-name="P28">Los “entornos de escritorio” o <text:span text:style-name="T7">desktop environment</text:span> permiten el uso cómodo de cualquier dispositivo mediante elementos gráficos que cada entorno en cuestión estiliza de una u otra forma y usa un método de interacción con <text:soft-page-break/>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h text:style-name="P49" text:outline-level="2"><text:bookmark-start text:name="__RefHeading___Toc907_1964367814"/>Pregunta 1<text:bookmark-end text:name="__RefHeading___Toc907_1964367814"/></text:h>
      <text:p text:style-name="Text_20_body">En mi portátil tengo instalada una Ubuntu 19.10 con GNOME 3.</text:p>
      <text:h text:style-name="Heading_20_2" text:outline-level="2"><text:bookmark-start text:name="__RefHeading___Toc909_1964367814"/>Pregunta 2<text:bookmark-end text:name="__RefHeading___Toc909_1964367814"/></text:h>
      <text:h text:style-name="Heading_20_3" text:outline-level="3"><text:bookmark-start text:name="__RefHeading___Toc911_1964367814"/>Gnome 3<text:bookmark-end text:name="__RefHeading___Toc911_1964367814"/></text:h>
      <text:p text:style-name="P31"><text:span text:style-name="T50">Gnome es un entorno de escritorio compuesto enteramente por software libre. El proyecto fue iniciado por los mexicanos Miguel de Icaza y Federico Mena en 1997 y forma parte oficial del proyecto GNU. Nació como una alternativa a KDE bajo el nombre de GNU Network Object Model Environment. Actualmente se encuentra disponible en 191 idiomas y está disponible en las principales distribuciones GNU/Linux, incluyendo Fedora, Debian, Ubuntu, Red Hat, CentOS, Oracle Linux, Arch Linux y Gentoo. </text:span><text:span text:style-name="T51">Actualmente se distribuye bajo licencia GPLv</text:span><text:span text:style-name="T33">2.</text:span></text:p>
      <text:p text:style-name="Text_20_body">GNOME provee un gestor de ventanas «intuitivo y atractivo» y una plataforma de desarrollo para crear aplicaciones que se integran con el escritorio. El Proyecto pone énfasis en la simplicidad, facilidad de uso y eficiencia. Tiene como objetivo la libertad para crear un entorno de escritorio que siempre tendrá el código fuente disponible para reutilizarse bajo una licencia de software libre.</text:p>
      <text:p text:style-name="Text_20_body">Al igual que con la mayoría de los proyectos de software libre, el desarrollo de GNOME se maneja de manera flexible. La discusión se produce principalmente en una serie de listas de correo públicas. Los desarrolladores y usuarios de GNOME se reúnen en una reunión anual de GUADEC para analizar el estado actual y la dirección futura de GNOME. GNOME incorpora estándares y programas de freedesktop.org para interactuar mejor con otros escritorios.</text:p>
      <text:p text:style-name="Text_20_body">GNOME está escrito principalmente en C, C++, Vala, Python y JavaScript.</text:p>
      <text:p text:style-name="Text_20_body">Cada uno de los productos de software componentes en el proyecto GNOME tiene su propio número de versión y programa de desarrollo. Sin embargo, los mantenedores de módulos individuales coordinan sus esfuerzos para crear una versión estable completa de GNOME en un cronograma de aproximadamente seis meses, junto con sus bibliotecas subyacentes, como GTK+ y GLib. Algunos proyectos experimentales están excluidos de estas versiones.</text:p>
      <text:p text:style-name="Text_20_body">Conforme van saliendo nuevas versiones, el equipo del proyecto GNOME sube el código fuente al Servidor FTP que a su vez contiene el código fuente de todas las versiones anteriores. Un dato importante para destacar es que es posible configurar la compilación del código fuente mediante scripts. La mayoría de los proyectos que utilizan GNOME, proporcionan versiones estables y probadas, facilitando la instalación o bien lo hacen por medio de paquetes binarios precompilados.</text:p>
      <text:p text:style-name="Text_20_body">Una lista de las distribuciones de GNU/Linux que incluyen GNOME se mantiene en la web de GNOME. Existe una versión oficial de GNOME LiveCD y LiveUSB, que permite su utilización sin necesidad de instalación, para así poder probar el escritorio.</text:p>
      <text:p text:style-name="Text_20_body">La biblioteca de utilidades y estructuras de datos GLib, GObject y el kit de herramientas GTK+, constituyen la parte central de la plataforma de desarrollo GNOME. Esta se amplía con el marco IPC <text:soft-page-break/>D-Bus, la biblioteca de dibujo Cairo 2D basada en vectores, la biblioteca gráfica acelerada Clutter, la biblioteca internacional de interpretación de texto Pango, la API de audio de bajo nivel PulseAudio, el entorno multimedia GStreamer y varias bibliotecas especializadas, incluyendo NetworkManager, PackageKit , Telepathy (mensajería instantánea) y WebKit.</text:p>
      <text:p text:style-name="Text_20_body">El entorno de escritorio GNOME no consiste únicamente en la biblioteca de elementos de control gráfico GTK+ y las aplicaciones principales que hacen uso de ella. Existen bastantes paquetes de software adicionales que conforman el entorno completo de GNOME.</text:p>
      <text:h text:style-name="Heading_20_3" text:outline-level="3"><text:bookmark-start text:name="__RefHeading___Toc913_1964367814"/>KDE Plasma<text:bookmark-end text:name="__RefHeading___Toc913_1964367814"/></text:h>
      <text:p text:style-name="Text_20_body">KDE Plasma <text:span text:style-name="T35">es la denominación actual de</text:span>l entorno de escritorio creado por KDE, principalmente para usarse en distribuciones Linux, aunque también es posible usarlo en otros entornos, como por ejemplo OpenSolaris o FreeBSD. KDE Plasma 5 es el sucesor de KDE Plasma Workspaces y se lanzó inicialmente el 15 de julio de 2014 <text:span text:style-name="T55">bajo licencia LGPL</text:span>. La interfaz gráfica se migró totalmente a QML, que usa OpenGL para la aceleración de hardware, proporcionando un mejor rendimiento y un menor consumo energético.</text:p>
      <text:p text:style-name="Text_20_body">KDE Plasma 5 se ha construido <text:span text:style-name="T54">con C++ </text:span>usando Qt 5 y KDE Frameworks 5, especialmente Plasma-framework. <text:span text:style-name="T35">U</text:span>sa el Sistema de ventanas X, aunque la compatibilidad con Wayland está en desarrollo. En la versión 5.4 se introdujo compatibilidad inicial para Wayland; en la 5.5 (diciembre de 2015) se introdujo compatibilidad estable para una sesión básica de Wayland. Desde la división de KDE Software Compilation en KDE Frameworks 5, KDE Plasma 5 y las Aplicaciones de KDE, cada subproyecto se puede desarrollar a su propio ritmo. KDE Plasma 5 tiene su propio calendario de lanzamientos, con lanzamientos cada tres meses, y revisiones con correcciones de fallos en los meses intermedios.</text:p>
      <text:p text:style-name="Text_20_body">Como otros muchos proyectos libres, KDE se construye principalmente con el esfuerzo de voluntarios. Ya que varios cientos de individuos contribuyen a KDE de diversas maneras (programando, traduciendo, produciendo arte, etc.), la organización de la comunidad resulta compleja. La mayoría de los problemas se discuten en las diferentes listas de correo de la misma.</text:p>
      <text:p text:style-name="Text_20_body">Contrariamente a lo que se podría pensar de una comunidad tan extensa, KDE no cuenta con un liderazgo centralizado; Matthias Ettrich, el fundador del proyecto KDE, no posee mayor peso sobre las decisiones y rumbo del proyecto KDE. Las decisiones importantes, tales como fechas de lanzamiento o inclusión de nuevas aplicaciones, se toman por los desarrolladores principales en una lista de correo restringida. Los desarrolladores principales son aquellos que han contribuido a KDE por un tiempo prolongado. Las decisiones no se toman en un proceso formal de votación, sino a través de discusiones en las listas de correo.</text:p>
      <text:h text:style-name="Heading_20_3" text:outline-level="3"><text:bookmark-start text:name="__RefHeading___Toc915_1964367814"/>XFCE<text:bookmark-end text:name="__RefHeading___Toc915_1964367814"/></text:h>
      <text:p text:style-name="Text_20_body">Xfce es un entorno de escritorio libre para sistemas tipo Unix como GNU/Linux, BSD, Solaris y derivados. Su objetivo es ser rápido y ligero, sin dejar de ser visualmente atractivo y fácil de usar. Consiste en varios componentes empaquetados por separado que en conjunto proporcionan la funcionalidad completa del entorno de escritorio, pero se pueden seleccionar por separado para que el usuario pueda adaptar el ambiente de trabajo a sus necesidades.</text:p>
      <text:p text:style-name="P33">Xfce está basado <text:span text:style-name="T58">desarrollado en C con </text:span>la biblioteca GTK+ 2, al igual que GNOME 2. Utiliza el <text:soft-page-break/>gestor de ventanas Xfwm y se puede configurar íntegramente con el ratón, permaneciendo de esta forma los ficheros de configuración ocultos al usuario no experimentado. Es posible ejecutar Xfce con tan solo 40 MB de memoria RAM usando Alpine Linux.</text:p>
      <text:p text:style-name="Text_20_body">Xfce comenzó como un proyecto simple creado con XForms, destinado a ser un clon de CDE libre para Linux. Fourdan publicó el programa, una barra de herramientas sencilla, en ibiblio (entonces "SunSITE"). Fourdan continuó el desarrollo del proyecto y en 1998, Xfce 2 fue lanzado con la primera versión del gestor de ventanas de Xfce, Xfwm (Xfce's window manager). Fourdan pidió que el proyecto fuese incluido en Red Hat Linux, pero fue rechazado debido a que el proyecto estaba basado en XForms. Red Hat solo aceptaba software de código abierto y liberado bajo una licencia compatible con BSD o GPL, pero en ese momento, XForms era de código cerrado y gratuito solo para uso personal. Por la misma razón, Xfce no estaba en los repositorios de Debian antes de la versión 3. Xfce 2 solo se distribuyó en el componente contrib de Debian.</text:p>
      <text:p text:style-name="Text_20_body">En marzo de 1999, Fourdan comenzó una reescritura completa del proyecto basada en GTK+, un kit de herramientas no comercial cuya popularidad iba en aumento. El resultado fue Xfce 3.0, que fue liberado bajo la licencia GPL. Además de estar completamente basado en software libre, el proyecto incluyó soporte para arrastrar y soltar de GTK+, soporte nativo de idiomas y una configuración más fácil. Xfce fue subido a SourceForge.net en febrero de 2001, a partir de la versión 3.<text:span text:style-name="T58">8.1.</text:span></text:p>
      <text:p text:style-name="Text_20_body">En la versión 4.0.0, lanzada el 25 de septiembre de 2003, Xfce fue actualizado para utilizar las bibliotecas GTK+ 2. Los cambios en 4.2.0 incluyen un gestor de composición de ventanas para Xfwm que añadió soporte integrado para transparencias y las sombras al arrastrar, así como un nuevo conjunto de iconos SVG. En enero de 2007, Xfce 4.4.0 fue liberado. Este incluía el gestor de archivos Thunar, un reemplazo para xffm. Se ha añadido soporte para los iconos del escritorio. Además, se hicieron varias mejoras en el panel inferior para evitar que los complementos (plugins) que tuvieran un comportamiento incorrecto echaran a perder la estabilidad de todo el panel. En febrero de 2009 fue liberado Xfce 4.6.0. Esta versión tiene un nuevo backend de configuración, un nuevo gestor de configuración y un nuevo mezclador de sonido, así como varias mejoras significativas en el gestor de sesiones y el resto de los componentes principales de Xfce.</text:p>
      <text:p text:style-name="Text_20_body">En enero de 2011, Xfce 4.8.0 fue liberado. Esta versión incluye cambios tales como la sustitución de ThunarVFS y HAL con GIO, udev, ConsoleKit y PolicyKit, y nuevas utilidades para navegar por los recursos compartidos de red remotos utilizando varios protocolos, incluyendo SFTP, SMB y FTP. El desorden de ventanas se redujo mediante la fusión de todos los cuadros de diálogo de progreso de copia de archivos en un solo cuadro de diálogo. La aplicación del panel inferior también se volvió a escribir para un mejor posicionamiento, transparencia y gestión de lanzadores. La versión 4.8 también introdujo un nuevo plugin del menú para ver los directorios. El cuadro de diálogo de configuración de pantalla en 4.8 soporta RandR 1.2, detectando las pantallas de forma automática y permite a los usuarios escoger la resolución deseada, la velocidad de refresco y la rotación de pantalla. Las pantallas se pueden configurar para trabajar en modo clonado o en modo multipantalla colocando una al lado de la otra. La selección del teclado se ha convertido en más fácil y más amigable para el usuario. Además, el editor de configuración manual se ha actualizado para ser más funcional.</text:p>
      <text:p text:style-name="Text_20_body">El ciclo de desarrollo de la versión 4.8 fue el primero en utilizar la nueva estrategia de lanzamientos, "modelo de lanzamiento y desarrollo de Xfce", desarrollada en la Cumbre de Escritorios de Ubuntu en mayo de 2009. Se empleó una nueva aplicación web para facilitar la gestión del <text:soft-page-break/>lanzamiento y se creó un servidor dedicado Transifex para los traductores de Xfce. El servidor del proyecto y la infraestructura de replicación también se actualizó, en parte para hacer frente a la demanda prevista tras el anuncio de liberación.</text:p>
      <text:p text:style-name="Text_20_body">Xfce 4.10 fue publicada el 28 de abril de 2012 e introdujo un modo de pantalla vertical para el panel de menús y se trasladó gran parte de la documentación a una wiki en línea. El objetivo principal de este lanzamiento fue mejorar la experiencia del usuario.</text:p>
      <text:p text:style-name="Text_20_body">El 28 de febrero de 2015 se liberó Xfce 4.14. En la cual se introdujeron vistas previas de ventanas y modo de lista al pulsar la combinación de teclas Alt+Tab, acoplado de ventanas en las esquinas del escritorio, un nuevo diálogo para configurar el papel tapiz con soporte para diferentes fondos en cada área de trabajo, soporte para pestañas en el gestor de archivos Thunar, un nuevo complemento para la administración de energía y soporte para la grabación de Blu-Ray en xfBurn, entre otras.</text:p>
      <text:p text:style-name="Text_20_body">La actual versión de Xfce es la 4.14 que fue liberada el 12 de agosto de de 2019, en la cual destaca la migración de los componentes a GTK 3. Otros cambios menores son las mejoras en el panel, posibilidad de elegir perfiles de colores para la pantalla, etc.</text:p>
      <text:h text:style-name="Heading_20_3" text:outline-level="3"><text:bookmark-start text:name="__RefHeading___Toc917_1964367814"/>Mate<text:bookmark-end text:name="__RefHeading___Toc917_1964367814"/></text:h>
      <text:p text:style-name="Text_20_body">MATE es un entorno de escritorio derivado del código base de GNOME 2.1. <text:span text:style-name="T56">El nombre tuvo que ser cambiado </text:span>para evitar conflictos con componentes de GNOME 3.</text:p>
      <text:p text:style-name="P32">El lanzamiento de GNOME 3 remplazando la clásica metáfora de escritorio de versiones anteriores con una nueva interfaz construida sobre el Shell de GNOME, condujo a algunas críticas de la comunidad Linux. Muchos usuarios se negaron a aceptar la nueva interfaz de GNOME, pidiendo que alguien continuara el desarrollo de GNOME 2. El proyecto MATE fue iniciado por un usuari<text:span text:style-name="T57">o</text:span> argentino de Arch Linux llamado Germán Perugorría (conocido en la comunidad del software libre por su alias "Perberos"), para satisfacer esta demanda.</text:p>
      <text:p text:style-name="P32">En sus inicios, MATE solo era compatible con GTK+2. A partir de la versión 1.12 es compatible tanto con GTK+2 como con GTK+3. El proyecto es sostenido por los desarrolladores de Linux Mint y Ubuntu. <text:span text:style-name="T57">MATE lleva licencia GPLv2 y está desarrollado en C, C++ y Python.</text:span></text:p>
      <text:p text:style-name="Text_20_body">La versión 1.2 de MATE fue lanzada el 16 de abril de 2012. Es uno de los ambientes de escritorio por defecto despachados con las últimas versiones de Linux Mint desde la versión 12, "Lisa". MATE también está disponible en los repositorios oficiales de varias distribuciones de Linux, incluyendo Arch Linux, Debian, Mageia, Gentoo, Huayra GNU/Linux, Fedora, Ubuntu MATE, y openSUSE. Además, MATE está disponible a través de repositorios no oficiales en Slackware. La versión 3.5 de GhostBSD incluye a MATE como el entorno de escritorio por defecto, lo que la convierte en la primera incorporación de MATE como el entorno de escritorio por defecto fuera de Linux Mint. En octubre de 2014, Ubuntu 14.10 (Utopic Unicorn) ha lanzado Ubuntu Mate como sabor oficial, incluyendo la versión MATE 1.8.1.</text:p>
      <text:h text:style-name="Heading_20_3" text:outline-level="3"><text:bookmark-start text:name="__RefHeading___Toc919_1964367814"/>Cinnamon<text:bookmark-end text:name="__RefHeading___Toc919_1964367814"/></text:h>
      <text:p text:style-name="P34">Cinnamon es un entorno de escritorio para el sistema operativo GNU/Linux, desarrollado inicialmente por el proyecto Linux Mint como una bifurcación de GNOME Shell. Intenta ofrecer un entorno de escritorio más tradicional basado en la metáfora de escritorio, como GNOME 2. Cinnamon usa Muffin, una bifurcación del gestor de ventanas de GNOME 3 Mutter, como su gestor de ventanas <text:soft-page-break/>desde la versión 1.2. <text:span text:style-name="T59">Se desarrolla usando los lenguajes C y JavaScript, y se licencia bajo GPLv2.</text:span></text:p>
      <text:p text:style-name="Text_20_body">Al principio, el equipo de desarrollo de Linux Mint no estaba seguro sobre el futuro de su distribución, después del lanzamiento de GNOME 3. Su nueva interfaz, GNOME Shell, no satisfacía los objetivos de diseño que el equipo tenía en mente para Linux Mint, pero no había opciones disponibles. Linux Mint 11 «Katya» se lanzó con la última versión de GNOME 2, pero estaba claro que se necesitaba una solución más satisfactoria, pues GNOME 2 ya no estaba en desarrollo. Por consiguiente, el equipo se propuso mejorar GNOME Shell de tal forma que se adaptara a Linux Mint, dando como resultado a las «Extensiones Mint para GNOME Shell» (en inglés, Mint GNOME Shell Extensions, MGSE).</text:p>
      <text:p text:style-name="Text_20_body">Entretanto, el equipo de desarrollo decidió incorporar el entorno de escritorio MATE, que se bifurcó desde GNOME 2, a Linux Mint 12 «Lisa» junto a MGSE, para darle a los usuarios la posibilidad de usar el escritorio tradicional de GNOME 2 o las MGSE. Debido a que no dio el resultado esperado y en la dirección hacia la que GNOME 3 se dirigía, estaba claro que MGSE no era viable a largo plazo. En respuesta, se creó el proyecto Cinnamon para darle a los desarrolladores mejor control al proceso de desarrollo e implementar su propia visión de la interfaz GNOME para uso de las futuras versiones de Linux Mint. El proyecto se anunció públicamente el 2 de enero de 2012 en el blog de Linux Mint.</text:p>
      <text:p text:style-name="Text_20_body">Cinnamon está disponible en los repositorios de Linux Mint 12. También está disponible para Debian, Ubuntu, Fedora, OpenSUSE, Arch Linux, Manjaro, Mageia, ArcoLinux, Gentoo, Feren OS, Condres OS y Void Linux.</text:p>
      <text:p text:style-name="Text_20_body">Desde su lanzamiento, Cinnamon ha tenido una buena recepción. Es percibido por la comunidad como más flexible que GNOME Shell, a la vez que ofrece opciones más avanzadas.</text:p>
      <text:h text:style-name="Heading_20_1" text:outline-level="1"><text:bookmark-start text:name="__RefHeading___Toc350_3235975419"/><text:span text:style-name="T3">Ejercicio </text:span><text:span text:style-name="T17">5</text:span><text:bookmark-end text:name="__RefHeading___Toc350_3235975419"/></text:h>
      <text:p text:style-name="P28">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h text:style-name="Heading_20_2" text:outline-level="2">Pregunta 1</text:h>
      <text:p text:style-name="P35"><text:span text:style-name="T38">Por desgracia, las aplicaciones libres </text:span><text:span text:style-name="T40">apenas suponen una pequeña</text:span><text:span text:style-name="T38"> parte del mercado, que está ampliamente dominado por aplicaciones privativas.</text:span><text:span text:style-name="T36"> </text:span><text:span text:style-name="T38">Generalmente los usuarios no están dispuestos a cambiar de herramienta y prefieren continuar usando aquello que conocen. </text:span><text:span text:style-name="T40">E</text:span><text:span text:style-name="T38">n mi opinión, el usuario de a pie tiene, desgraciadamente, poco interés en las ventajas que aporta el software libre en cuanto a </text:span><text:span text:style-name="T40">independencia </text:span><text:span text:style-name="T38">y seguridad.</text:span></text:p>
      <text:h text:style-name="P50" text:outline-level="2">Pregunta 2</text:h>
      <text:p text:style-name="P35"><text:span text:style-name="T37">En mi opinión, </text:span><text:span text:style-name="T38">el desarrollo de herramientas de software libre es de capital importancia ya que </text:span><text:span text:style-name="T36">no sólo constituyen un último recurso para quien no puede permitirse pagar por aplicaciones privativas, “democratiza</text:span><text:span text:style-name="T40">ndo</text:span><text:span text:style-name="T36">” </text:span><text:span text:style-name="T40">así</text:span><text:span text:style-name="T36"> la informática </text:span><text:span text:style-name="T40">sino que, a</text:span><text:span text:style-name="T38">demás, gracias a que su código fuente es de acceso público, aportan </text:span><text:span text:style-name="T40">l</text:span><text:span text:style-name="T38">a </text:span><text:span text:style-name="T40">enorme</text:span><text:span text:style-name="T38"> seguridad de que no contiene funciones ocultas al usuario. También, gracias </text:span><text:soft-page-break/><text:span text:style-name="T38">a que las licencias libres permiten crear </text:span><text:span text:style-name="T40">software </text:span><text:span text:style-name="T38">derivado, cualquier herramienta de software libre puede ser adaptada a las necesidades concretas de una comunidad de usuarios, reduciendo, por ejemplo, la dependencia de formatos propietarios.</text:span></text:p>
      <text:h text:style-name="Heading_20_2" text:outline-level="2">Pregunta 3</text:h>
      <text:p text:style-name="P36"><text:span text:style-name="T61">En la actualidad, la informatización de empresas y administraciones es total. Los ciudadanos sin acceso a medios digitales quedan al otro lado de la llamada brecha digital, lo cuál produce una gran desigualdad a la hora de </text:span><text:span text:style-name="T39">hacer efectivos muchos sus derechos</text:span><text:span text:style-name="T61">. </text:span><text:span text:style-name="T60">Bajo mi punto de vista, </text:span><text:span text:style-name="T61">e</text:span><text:span text:style-name="T60">l software libre </text:span><text:span text:style-name="T61">contribuye a contrarrestar esta brecha gracias a su carácter gratuito y seguro, por lo tanto constituye un valioso recurso que debería ser no sólo protegido sino también </text:span><text:span text:style-name="T39">abrazado</text:span><text:span text:style-name="T61"> por las administraciones gubernamentales.</text:span></text:p>
      <text:h text:style-name="Heading_20_2" text:outline-level="2">Pregunta 4</text:h>
      <text:p text:style-name="P37"><text:span text:style-name="T40">Como ya se ha comentado, el e</text:span><text:span text:style-name="T62">scritorio hoy en día está dominado por el software privativo. Sin embargo diría que vivimos tiempos de cambio, y </text:span><text:span text:style-name="T63">probablemente,</text:span><text:span text:style-name="T62"> en pocos años casi todo el software se ofrecerá como servicio en la nube. Esto constituye una gran oportunidad para empresas, </text:span><text:span text:style-name="T63">administraciones y</text:span><text:span text:style-name="T62"> particulares </text:span><text:span text:style-name="T63">de dejar atrás los tiempos en los que pagaban grandes sumas por licencias de software para miles de equipos de escritorio, o bien se arriesgaban a usar software pirata con peligrosos cracks que introducían software malicioso en sus equipos. Ejemplos como LibreOffice Online son una prueba del cambio del modelo de distribución de software de escritorio. Debido a los costes, a veces abusivos, de los principales servicios de software de ofimática online (léase Google Suite o Office 365), creo que muchas empresas optarán por desplegar su propio servicio de LibreOffice para sus empleados. También será una oportunidad para que muchas empresas ofrezcan LibreOffice Online como servicio a particulares y pequeñas empresas que no tengan su propio servidor y así sus datos ya no estarán a merced de grandes corporaciones como Google o Microsoft.</text:span></text:p>
      <text:p text:style-name="P38"><text:span text:style-name="T63">En la respuesta a la pregunta 3 he comentado que el software libre puede formar parte de la solución a la brecha digital y que las administraciones deberían adoptarlo y protegerlo mediante legislación. Me gustaría extender esta idea hacia el acceso a Internet, que, en estas fechas más que nunca, se revela como una necesidad básica de los ciudadanos. Bajo mi punto de vista, </text:span><text:span text:style-name="T64">es tiempo de que se legisle respecto a reconocer el acceso a Internet de los ciudadanos como un derecho.</text:span></text:p>
      <text:p text:style-name="P39"><text:span text:style-name="T41">Cabe mencionar el concepto de Internet Libre, que engloba el Internet Neutral, los estándares abiertos, la transparencia y la censura en Internet. Los ISPs ostentan un enorme poder ya que por sus manos pasan todos los datos que se mueven en el mundo. Por ello, a</text:span><text:span text:style-name="T64">demás de un Internet accesible, necesitamos </text:span><text:span text:style-name="T65">garantizar </text:span><text:span text:style-name="T64">un Internet neutral en el </text:span><text:span text:style-name="T65">que</text:span><text:span text:style-name="T41"> todo el trafico de datos es tratado de la misma forma. </text:span><text:span text:style-name="T42">La transparencia de procesos y protocolos en este contexto resulta básico, y e</text:span><text:span text:style-name="T41">l software </text:span><text:span text:style-name="T42">libre es fundamental para lograr ese objetiv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20pt" fo:font-weight="normal" officeooo:rsid="002f437e" style:font-size-asian="20pt" style:font-weight-asian="normal" style:font-size-complex="20pt"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margin-top="0cm" fo:margin-bottom="0.199cm" loext:contextual-spacing="false" fo:text-align="justify" style:justify-single-word="false" fo:text-indent="0cm" style:auto-text-indent="false" fo:background-color="transparent"/>
      <style:text-properties fo:color="#666666"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fo:font-family="Calibri" style:font-family-generic="swiss" style:font-pitch="variable" fo:font-size="14pt" fo:font-weight="normal" officeooo:rsid="005966d8" style:font-size-asian="14pt" style:font-weight-asian="normal" style:font-size-complex="14pt"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4</text:chapter><text:tab/><text:tab/><text:title>Práctica 3 SLCS</text:title></text:p>
      </style:header>
      <style:footer>
        <text:p text:style-name="MP2"><text:initial-creator>Eduardo Arroyo Ramírez</text:initial-creator><text:tab/><text:tab/>Página <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6H56M13S</meta:editing-duration>
    <meta:editing-cycles>17</meta:editing-cycles>
    <meta:generator>LibreOffice/6.4.3.2$Windows_X86_64 LibreOffice_project/747b5d0ebf89f41c860ec2a39efd7cb15b54f2d8</meta:generator>
    <dc:title>Práctica 3 SLCS</dc:title>
    <meta:initial-creator>Eduardo Arroyo Ramírez</meta:initial-creator>
    <dc:date>2020-05-14T11:56:40.846000000</dc:date>
    <dc:creator>Eduardo Arroyo Ramírez</dc:creator>
    <meta:document-statistic meta:table-count="2" meta:image-count="0" meta:object-count="0" meta:page-count="14" meta:paragraph-count="227" meta:word-count="5534" meta:character-count="34806" meta:non-whitespace-character-count="29465"/>
  </office:meta>
</office:document-meta>
</file>